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sultadoEsperado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([.A2]+1)*6+2*[.A2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([.A3]+1)*6+2*[.A3]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([.A4]+1)*6+2*[.A4]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([.A5]+1)*6+2*[.A5]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([.A6]+1)*6+2*[.A6]"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([.A7]+1)*6+2*[.A7]"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([.A8]+1)*6+2*[.A8]" office:value-type="float" office:value="4806" calcext:value-type="float">
            <text:p>480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formula="of:=([.A9]+1)*6+2*[.A9]" office:value-type="float" office:value="9606" calcext:value-type="float">
            <text:p>960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" calcext:value-type="float">
            <text:p>6</text:p>
          </table:table-cell>
          <table:table-cell table:formula="of:=([.A10]+1)*6+2*[.A10]" office:value-type="float" office:value="19206" calcext:value-type="float">
            <text:p>1920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formula="of:=([.A11]+1)*6+2*[.A11]" office:value-type="float" office:value="40006" calcext:value-type="float">
            <text:p>400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([.A12]+1)*6+2*[.A12]" office:value-type="float" office:value="80006" calcext:value-type="float">
            <text:p>8000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table:formula="of:=([.A13]+1)*6+2*[.A13]" office:value-type="float" office:value="96006" calcext:value-type="float">
            <text:p>9600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table:formula="of:=([.A14]+1)*6+2*[.A14]" office:value-type="float" office:value="120006" calcext:value-type="float">
            <text:p>12000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" calcext:value-type="float">
            <text:p>6</text:p>
          </table:table-cell>
          <table:table-cell table:formula="of:=([.A15]+1)*6+2*[.A15]" office:value-type="float" office:value="160006" calcext:value-type="float">
            <text:p>16000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table:formula="of:=([.A16]+1)*6+2*[.A16]" office:value-type="float" office:value="200006" calcext:value-type="float">
            <text:p>2000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table:formula="of:=([.A17]+1)*6+2*[.A17]" office:value-type="float" office:value="400006" calcext:value-type="float">
            <text:p>400006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6" calcext:value-type="float">
            <text:p>6</text:p>
          </table:table-cell>
          <table:table-cell table:formula="of:=([.A18]+1)*6+2*[.A18]" office:value-type="float" office:value="600006" calcext:value-type="float">
            <text:p>60000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table:formula="of:=([.A19]+1)*6+2*[.A19]" office:value-type="float" office:value="800006" calcext:value-type="float">
            <text:p>800006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6" calcext:value-type="float">
            <text:p>6</text:p>
          </table:table-cell>
          <table:table-cell table:formula="of:=([.A20]+1)*6+2*[.A20]" office:value-type="float" office:value="1000006" calcext:value-type="float">
            <text:p>1000006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6" calcext:value-type="float">
            <text:p>6</text:p>
          </table:table-cell>
          <table:table-cell table:formula="of:=([.A21]+1)*6+2*[.A21]" office:value-type="float" office:value="1200006" calcext:value-type="float">
            <text:p>1200006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6" calcext:value-type="float">
            <text:p>6</text:p>
          </table:table-cell>
          <table:table-cell table:formula="of:=([.A22]+1)*6+2*[.A22]" office:value-type="float" office:value="1400006" calcext:value-type="float">
            <text:p>140000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formula="of:=([.A23]+1)*6+2*[.A23]" office:value-type="float" office:value="1600006" calcext:value-type="float">
            <text:p>1600006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6" calcext:value-type="float">
            <text:p>6</text:p>
          </table:table-cell>
          <table:table-cell table:formula="of:=([.A24]+1)*6+2*[.A24]" office:value-type="float" office:value="1800006" calcext:value-type="float">
            <text:p>180000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6" calcext:value-type="float">
            <text:p>6</text:p>
          </table:table-cell>
          <table:table-cell table:formula="of:=([.A25]+1)*6+2*[.A25]" office:value-type="float" office:value="2000006" calcext:value-type="float">
            <text:p>20000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table:formula="of:=([.A26]+1)*[.B26]+2*[.A26]" office:value-type="float" office:value="600010" calcext:value-type="float">
            <text:p>60001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table:formula="of:=([.A27]+1)*[.B27]+2*[.A27]" office:value-type="float" office:value="850015" calcext:value-type="float">
            <text:p>85001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0" calcext:value-type="float">
            <text:p>20</text:p>
          </table:table-cell>
          <table:table-cell table:formula="of:=([.A28]+1)*[.B28]+2*[.A28]" office:value-type="float" office:value="1100020" calcext:value-type="float">
            <text:p>110002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" calcext:value-type="float">
            <text:p>25</text:p>
          </table:table-cell>
          <table:table-cell table:formula="of:=([.A29]+1)*[.B29]+2*[.A29]" office:value-type="float" office:value="1350025" calcext:value-type="float">
            <text:p>13500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0" calcext:value-type="float">
            <text:p>30</text:p>
          </table:table-cell>
          <table:table-cell table:formula="of:=([.A30]+1)*[.B30]+2*[.A30]" office:value-type="float" office:value="1600030" calcext:value-type="float">
            <text:p>160003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5" calcext:value-type="float">
            <text:p>35</text:p>
          </table:table-cell>
          <table:table-cell table:formula="of:=([.A31]+1)*[.B31]+2*[.A31]" office:value-type="float" office:value="1850035" calcext:value-type="float">
            <text:p>18500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0" calcext:value-type="float">
            <text:p>40</text:p>
          </table:table-cell>
          <table:table-cell table:formula="of:=([.A32]+1)*[.B32]+2*[.A32]" office:value-type="float" office:value="2100040" calcext:value-type="float">
            <text:p>210004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5" calcext:value-type="float">
            <text:p>45</text:p>
          </table:table-cell>
          <table:table-cell table:formula="of:=([.A33]+1)*[.B33]+2*[.A33]" office:value-type="float" office:value="2350045" calcext:value-type="float">
            <text:p>235004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table:formula="of:=([.A34]+1)*[.B34]+2*[.A34]" office:value-type="float" office:value="2600050" calcext:value-type="float">
            <text:p>2600050</text:p>
          </table:table-cell>
        </table:table-row>
        <table:table-row table:style-name="ro1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0000-00-00T00:00:03.9210246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orto </meta:initial-creator>
    <meta:creation-date>2015-10-07T19:20:18.135630327</meta:creation-date>
    <dc:date>2015-10-09T05:07:03.682273603</dc:date>
    <dc:creator>jporto </dc:creator>
    <meta:editing-duration>PT1H35M8S</meta:editing-duration>
    <meta:editing-cycles>5</meta:editing-cycles>
    <meta:generator>LibreOffice/4.1.3.2$Linux_X86_64 LibreOffice_project/410m0$Build-2</meta:generator>
    <meta:document-statistic meta:table-count="1" meta:cell-count="102" meta:object-count="0"/>
  </office:meta>
</office:document-meta>
</file>